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"Argent
Forest"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~~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~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~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"antimagic"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"STS"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"Uwahh... I don't like the look'a that..."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"She's got pretty good taste, for a primitive
Terrestriaaal."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"Wh-Wh-Wh-Wh-What are we going to do?!"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"I expect its destructive power will be head and
shoulders above the monsters we've fought up
until now."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"We can't afford to squander any opportunities
to heal up, or we'll hemorrhage stamina. Be
careful."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"I'm thinking I keep some juice in my mouth,
then swallow it the moment I get hit. How about
that?"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"No thanks, I don't want to end up covered in
juice..."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8T16:13:44+02:00</meta:creation-date>
    <dc:date>2020-05-08T16:13:4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